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style:font-name="Candara" fo:font-size="25pt" officeooo:rsid="0006d3a9" officeooo:paragraph-rsid="0006d3a9" fo:background-color="#ff0000" style:font-size-asian="21.8500003814697pt" style:font-size-complex="25pt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text-align="start" style:justify-single-word="false" fo:text-indent="0cm" style:auto-text-indent="false" style:page-number="auto" fo:background-color="transparent"/>
      <style:text-properties style:font-name="Calibri" fo:font-size="14pt" fo:font-style="italic" fo:font-weight="normal" officeooo:rsid="0006d3a9" officeooo:paragraph-rsid="000a32ad" style:font-size-asian="12.25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.199cm" fo:margin-bottom="0cm" style:contextual-spacing="false" fo:text-align="start" style:justify-single-word="false" fo:text-indent="0cm" style:auto-text-indent="false" fo:background-color="transparent"/>
      <style:text-properties style:font-name="Calibri" fo:font-size="14pt" officeooo:rsid="0006d3a9" officeooo:paragraph-rsid="0006d3a9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cm" style:contextual-spacing="false" fo:text-align="start" style:justify-single-word="false" fo:text-indent="0cm" style:auto-text-indent="false" fo:background-color="transparent"/>
      <style:text-properties style:font-name="Calibri" fo:font-size="14pt" officeooo:rsid="00078364" officeooo:paragraph-rsid="00078364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.199cm" fo:margin-bottom="0cm" style:contextual-spacing="false" fo:text-align="start" style:justify-single-word="false" fo:text-indent="0cm" style:auto-text-indent="false" fo:background-color="transparent"/>
      <style:text-properties style:font-name="Calibri" fo:font-size="14pt" officeooo:rsid="0009744e" officeooo:paragraph-rsid="0009744e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.199cm" fo:margin-bottom="0cm" style:contextual-spacing="false" fo:text-align="center" style:justify-single-word="false" fo:text-indent="0cm" style:auto-text-indent="false" fo:background-color="transparent"/>
      <style:text-properties style:font-name="Calibri" fo:font-size="14pt" officeooo:paragraph-rsid="00078364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9cm" fo:margin-bottom="0cm" style:contextual-spacing="false" fo:text-align="center" style:justify-single-word="false" fo:text-indent="0cm" style:auto-text-indent="false" style:page-number="auto" fo:background-color="transparent"/>
      <style:text-properties style:font-name="Calibri" fo:font-size="14pt" officeooo:rsid="0006d3a9" officeooo:paragraph-rsid="0006d3a9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Calibri" fo:font-size="14pt" fo:font-style="italic" fo:font-weight="normal" officeooo:rsid="0006d3a9" officeooo:paragraph-rsid="000a32ad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 style:text-line-through-style="solid" style:text-line-through-type="single" style:font-name="Calibri Light" fo:letter-spacing="normal" fo:font-style="normal" fo:font-weight="normal" officeooo:rsid="0006d3a9" style:font-size-asian="14pt" style:font-size-complex="14pt"/>
    </style:style>
    <style:style style:name="T2" style:family="text">
      <style:text-properties fo:font-variant="normal" fo:text-transform="none" style:font-name="Calibri Light" fo:letter-spacing="normal" fo:font-style="normal" fo:font-weight="normal" officeooo:rsid="0006d3a9" style:font-size-asian="14pt" style:font-size-complex="14pt"/>
    </style:style>
    <style:style style:name="T3" style:family="text">
      <style:text-properties fo:font-variant="normal" fo:text-transform="none" style:font-name="Calibri Light" fo:letter-spacing="normal" fo:font-style="normal" fo:font-weight="normal" officeooo:rsid="00078364" style:font-size-asian="14pt" style:font-size-complex="14pt"/>
    </style:style>
    <style:style style:name="T4" style:family="text">
      <style:text-properties officeooo:rsid="0006d3a9" style:font-size-asian="12.25pt" style:font-size-complex="14pt"/>
    </style:style>
    <style:style style:name="T5" style:family="text">
      <style:text-properties officeooo:rsid="00078364"/>
    </style:style>
    <style:style style:name="T6" style:family="text">
      <style:text-properties style:text-line-through-style="solid" style:text-line-through-type="single" style:font-name="Calibri Light"/>
    </style:style>
    <style:style style:name="T7" style:family="text">
      <style:text-properties style:text-line-through-style="solid" style:text-line-through-type="single" style:font-name="Calibri Light" officeooo:rsid="0009744e"/>
    </style:style>
    <style:style style:name="T8" style:family="text">
      <style:text-properties style:text-position="super 58%" style:font-name="Calibri Light"/>
    </style:style>
    <style:style style:name="T9" style:family="text">
      <style:text-properties style:text-position="0% 100%"/>
    </style:style>
    <style:style style:name="T10" style:family="text">
      <style:text-properties style:font-name="Calibri Light"/>
    </style:style>
    <style:style style:name="T11" style:family="text">
      <style:text-properties style:font-name="Calibri Light" officeooo:rsid="0009744e"/>
    </style:style>
    <style:style style:name="T12" style:family="text">
      <style:text-properties style:font-name="Calibri Light" officeooo:rsid="00078364"/>
    </style:style>
    <style:style style:name="T13" style:family="text">
      <style:text-properties officeooo:rsid="000a32a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78364" style:font-weight-asian="bold" style:font-weight-complex="bold"/>
    </style:style>
    <style:style style:name="T16" style:family="text">
      <style:text-properties fo:font-weight="bold" officeooo:rsid="0006d3a9" style:font-size-asian="12.25pt" style:font-weight-asian="bold" style:font-size-complex="14pt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78364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1 – <text:span text:style-name="T13">DSNG2</text:span></text:p>
      <text:p text:style-name="P2"><text:span text:style-name="T13">Primeiro f</text:span>ormulário moodle:</text:p>
      <text:p text:style-name="P8">Número de equipe: <text:span text:style-name="T10">02</text:span>;</text:p>
      <text:p text:style-name="P7"/>
      <text:p text:style-name="P6"><text:span text:style-name="T16">Título:</text:span><text:span text:style-name="T4"> </text:span><text:span text:style-name="T1">Imemoráveis: Visão Entre Pessoas</text:span><text:span text:style-name="T2"> (modifica</text:span><text:span text:style-name="T3">do para Ghost Memories</text:span><text:span text:style-name="T2">);</text:span></text:p>
      <text:p text:style-name="P3"><text:span text:style-name="T14">Gênero:</text:span> <text:span text:style-name="T10">Ação/Arcade;</text:span></text:p>
      <text:p text:style-name="P3"><text:span text:style-name="T14">Plataforma:</text:span> <text:span text:style-name="T10">PC;</text:span></text:p>
      <text:p text:style-name="P3"><text:span text:style-name="T14">Classificação:</text:span> <text:span text:style-name="T7">+</text:span><text:span text:style-name="T6">14 </text:span><text:span text:style-name="T7">anos</text:span><text:span text:style-name="T10"> </text:span><text:span text:style-name="T11">(modificado para +16 anos)</text:span><text:span text:style-name="T10">;</text:span></text:p>
      <text:p text:style-name="P3"><text:span text:style-name="T14">Público alvo:</text:span> <text:span text:style-name="T6">Adolescentes de +15 anos</text:span><text:span text:style-name="T10"> </text:span><text:span text:style-name="T11">(modificado para Adolescentes e Jovens Adultos)</text:span><text:span text:style-name="T10">;</text:span></text:p>
      <text:p text:style-name="P3"><text:span text:style-name="T14">Storyline:</text:span> “<text:span text:style-name="T10">Alaric um homem muito preconceituoso, acorda em um mundo paralelo, onde se encontra sem memória. Ao longo do jogo ele se depara com suas memórias perdidas e conhece seu verdadeiro eu.”;</text:span></text:p>
      <text:p text:style-name="P3"><text:span text:style-name="T14">Grupo social ou minoritár</text:span><text:span text:style-name="T15">io contemplado </text:span><text:span text:style-name="T18">(PEC)</text:span><text:span text:style-name="T15">:</text:span><text:span text:style-name="T5"> </text:span><text:span text:style-name="T12">Comunidade LGBTQIA+;</text:span></text:p>
      <text:p text:style-name="P4"><text:span text:style-name="T14">Verbos </text:span><text:span text:style-name="T17">(Ações jogador/personagem pode fazer)</text:span><text:span text:style-name="T14">:</text:span> <text:span text:style-name="T10">Andar, pular, atirar e coletar;</text:span></text:p>
      <text:p text:style-name="P4"><text:span text:style-name="T14">Diferenciais </text:span><text:span text:style-name="T17">(Diferenciais deste jogo em relação aos similares)</text:span><text:span text:style-name="T14">: </text:span><text:span text:style-name="T10">História mais aprofundada, easter eggs, puzzles;</text:span></text:p>
      <text:p text:style-name="P5"><text:span text:style-name="T14">Distribuição:</text:span> <text:span text:style-name="T10">Lojas online;</text:span></text:p>
      <text:p text:style-name="P5"><text:span text:style-name="T14">Monetização:</text:span> <text:span text:style-name="T10">Gratuito;</text:span></text:p>
      <text:p text:style-name="P5"><text:span text:style-name="T14">Ponto de vista:</text:span> <text:span text:style-name="T10">3</text:span><text:span text:style-name="T8">a</text:span><text:span text:style-name="T10"> pessoa;</text:span></text:p>
      <text:p text:style-name="P5"><text:span text:style-name="T14">Imersão:</text:span> <text:span text:style-name="T10">Tela;</text:span></text:p>
      <text:p text:style-name="P5"><text:span text:style-name="T14">Linearidade:</text:span> <text:span text:style-name="T10">Linear;</text:span> </text:p>
      <text:p text:style-name="P5"><text:span text:style-name="T14">Copyright:</text:span> <text:span text:style-name="T10">Original;</text:span></text:p>
      <text:p text:style-name="P5"><text:span text:style-name="T14">Serialização:</text:span> <text:span text:style-name="T10">Single;</text:span></text:p>
      <text:p text:style-name="P5"><text:span text:style-name="T14">Jogadores:</text:span> <text:span text:style-name="T10">1 (um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9T09:25:12.175000000</meta:creation-date>
    <dc:date>2021-04-21T15:34:34.472000000</dc:date>
    <meta:editing-duration>PT14M43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0" meta:word-count="127" meta:character-count="936" meta:non-whitespace-character-count="827"/>
  </office:meta>
</office:document-meta>
</file>